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808080" fo:font-weight="bold" style:font-weight-asian="bold" style:font-weight-complex="bold"/>
    </style:style>
    <style:style style:name="ce4" style:family="table-cell" style:parent-style-name="Default" style:data-style-name="N0">
      <style:text-properties fo:color="#80808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string" table:number-columns-spanned="2" table:number-rows-spanned="1" table:style-name="ce5">
            <text:p>Stream indexes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Log</text:p>
          </table:table-cell>
          <table:table-cell office:value-type="string" table:style-name="ce3">
            <text:p>Traces</text:p>
          </table:table-cell>
          <table:table-cell office:value-type="string" table:style-name="ce3">
            <text:p>Events</text:p>
          </table:table-cell>
          <table:table-cell office:value-type="string" table:style-name="ce2">
            <text:p>Starts</text:p>
          </table:table-cell>
          <table:table-cell office:value-type="string" table:style-name="ce2">
            <text:p>En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1.xes</text:p>
          </table:table-cell>
          <table:table-cell office:value-type="float" office:value="10000" table:style-name="ce4">
            <text:p>10000</text:p>
          </table:table-cell>
          <table:table-cell office:value-type="float" office:value="139938" table:style-name="ce4">
            <text:p>139938</text:p>
          </table:table-cell>
          <table:table-cell office:value-type="float" office:value="0" table:style-name="ce1">
            <text:p>0</text:p>
          </table:table-cell>
          <table:table-cell office:value-type="float" office:value="139938" table:formula="of:=[.D3]+[.C3]" table:style-name="ce1">
            <text:p>1399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2.xes</text:p>
          </table:table-cell>
          <table:table-cell office:value-type="float" office:value="1000" table:style-name="ce4">
            <text:p>1000</text:p>
          </table:table-cell>
          <table:table-cell office:value-type="float" office:value="13470" table:style-name="ce4">
            <text:p>13470</text:p>
          </table:table-cell>
          <table:table-cell office:value-type="float" office:value="139939" table:formula="of:=[.E3]+1" table:style-name="ce1">
            <text:p>139939</text:p>
          </table:table-cell>
          <table:table-cell office:value-type="float" office:value="153409" table:formula="of:=[.D4]+[.C4]" table:style-name="ce1">
            <text:p>1534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3.xes</text:p>
          </table:table-cell>
          <table:table-cell office:value-type="float" office:value="1000" table:style-name="ce4">
            <text:p>1000</text:p>
          </table:table-cell>
          <table:table-cell office:value-type="float" office:value="13004" table:style-name="ce4">
            <text:p>13004</text:p>
          </table:table-cell>
          <table:table-cell office:value-type="float" office:value="153410" table:formula="of:=[.E4]+1" table:style-name="ce1">
            <text:p>153410</text:p>
          </table:table-cell>
          <table:table-cell office:value-type="float" office:value="166414" table:formula="of:=[.D5]+[.C5]" table:style-name="ce1">
            <text:p>1664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4.xes</text:p>
          </table:table-cell>
          <table:table-cell office:value-type="float" office:value="1000" table:style-name="ce4">
            <text:p>1000</text:p>
          </table:table-cell>
          <table:table-cell office:value-type="float" office:value="12725" table:style-name="ce4">
            <text:p>12725</text:p>
          </table:table-cell>
          <table:table-cell office:value-type="float" office:value="166415" table:formula="of:=[.E5]+1" table:style-name="ce1">
            <text:p>166415</text:p>
          </table:table-cell>
          <table:table-cell office:value-type="float" office:value="179140" table:formula="of:=[.D6]+[.C6]" table:style-name="ce1">
            <text:p>179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5.xes</text:p>
          </table:table-cell>
          <table:table-cell office:value-type="float" office:value="1000" table:style-name="ce4">
            <text:p>1000</text:p>
          </table:table-cell>
          <table:table-cell office:value-type="float" office:value="12382" table:style-name="ce4">
            <text:p>12382</text:p>
          </table:table-cell>
          <table:table-cell office:value-type="float" office:value="179141" table:formula="of:=[.E6]+1" table:style-name="ce1">
            <text:p>179141</text:p>
          </table:table-cell>
          <table:table-cell office:value-type="float" office:value="191523" table:formula="of:=[.D7]+[.C7]" table:style-name="ce1">
            <text:p>1915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6.xes</text:p>
          </table:table-cell>
          <table:table-cell office:value-type="float" office:value="1000" table:style-name="ce4">
            <text:p>1000</text:p>
          </table:table-cell>
          <table:table-cell office:value-type="float" office:value="12779" table:style-name="ce4">
            <text:p>12779</text:p>
          </table:table-cell>
          <table:table-cell office:value-type="float" office:value="191524" table:formula="of:=[.E7]+1" table:style-name="ce1">
            <text:p>191524</text:p>
          </table:table-cell>
          <table:table-cell office:value-type="float" office:value="204303" table:formula="of:=[.D8]+[.C8]" table:style-name="ce1">
            <text:p>2043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7.xes</text:p>
          </table:table-cell>
          <table:table-cell office:value-type="float" office:value="1000" table:style-name="ce4">
            <text:p>1000</text:p>
          </table:table-cell>
          <table:table-cell office:value-type="float" office:value="12871" table:style-name="ce4">
            <text:p>12871</text:p>
          </table:table-cell>
          <table:table-cell office:value-type="float" office:value="204304" table:formula="of:=[.E8]+1" table:style-name="ce1">
            <text:p>204304</text:p>
          </table:table-cell>
          <table:table-cell office:value-type="float" office:value="217175" table:formula="of:=[.D9]+[.C9]" table:style-name="ce1">
            <text:p>2171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-8.xes</text:p>
          </table:table-cell>
          <table:table-cell office:value-type="float" office:value="10000" table:style-name="ce4">
            <text:p>10000</text:p>
          </table:table-cell>
          <table:table-cell office:value-type="float" office:value="128696" table:style-name="ce4">
            <text:p>128696</text:p>
          </table:table-cell>
          <table:table-cell office:value-type="float" office:value="217176" table:formula="of:=[.E9]+1" table:style-name="ce1">
            <text:p>217176</text:p>
          </table:table-cell>
          <table:table-cell office:value-type="float" office:value="345872" table:formula="of:=[.D10]+[.C10]" table:style-name="ce1">
            <text:p>34587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6000" table:formula="of:=SUM([.B3:.B10])" table:style-name="ce3">
            <text:p>26000</text:p>
          </table:table-cell>
          <table:table-cell office:value-type="float" office:value="345865" table:formula="of:=SUM([.C3:.C10])" table:style-name="ce3">
            <text:p>345865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a</meta:initial-creator>
    <dc:creator>Andrea</dc:creator>
    <meta:creation-date>2015-02-10T11:47:43Z</meta:creation-date>
    <dc:date>2015-03-16T12:52:33Z</dc:date>
    <meta:user-defined meta:name="WorkbookGuid">93c0eb17-eab4-4c7a-8b5d-eb43f76754b6</meta:user-defined>
  </office:meta>
</office:document-meta>
</file>